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438c1" officeooo:paragraph-rsid="001438c1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4a091" officeooo:paragraph-rsid="0014a091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4a091" officeooo:paragraph-rsid="001625bb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625bb" officeooo:paragraph-rsid="001625bb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7ebbe" officeooo:paragraph-rsid="0017ebbe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7ebbe" officeooo:paragraph-rsid="0019392f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9392f" officeooo:paragraph-rsid="0019392f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9392f" officeooo:paragraph-rsid="0019a0ce" style:font-size-asian="12pt" style:font-size-complex="12pt"/>
    </style:style>
    <style:style style:name="P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9a0ce" officeooo:paragraph-rsid="0019a0ce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233e" officeooo:paragraph-rsid="001a233e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3c73" officeooo:paragraph-rsid="001a3c73" style:font-size-asian="12pt" style:font-size-complex="12pt"/>
    </style:style>
    <style:style style:name="P1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3c73" officeooo:paragraph-rsid="001a937c" style:font-size-asian="12pt" style:font-size-complex="12pt"/>
    </style:style>
    <style:style style:name="P1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937c" officeooo:paragraph-rsid="001a937c" style:font-size-asian="12pt" style:font-size-complex="12pt"/>
    </style:style>
    <style:style style:name="P1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b7569" officeooo:paragraph-rsid="001b7569" style:font-size-asian="12pt" style:font-size-complex="12pt"/>
    </style:style>
    <style:style style:name="P1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cff84" officeooo:paragraph-rsid="001cff84" style:font-size-asian="12pt" style:font-size-complex="12pt"/>
    </style:style>
    <style:style style:name="P1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d9219" officeooo:paragraph-rsid="001d9219" style:font-size-asian="12pt" style:font-size-complex="12pt"/>
    </style:style>
    <style:style style:name="P1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e3c1a" officeooo:paragraph-rsid="001e3c1a" style:font-size-asian="12pt" style:font-size-complex="12pt"/>
    </style:style>
    <style:style style:name="P1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e9e8f" officeooo:paragraph-rsid="001e9e8f" style:font-size-asian="12pt" style:font-size-complex="12pt"/>
    </style:style>
    <style:style style:name="P1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05d4b" officeooo:paragraph-rsid="00205d4b" style:font-size-asian="12pt" style:font-size-complex="12pt"/>
    </style:style>
    <style:style style:name="P2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1d545" officeooo:paragraph-rsid="0021d545" style:font-size-asian="12pt" style:font-size-complex="12pt"/>
    </style:style>
    <style:style style:name="P2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385ff" officeooo:paragraph-rsid="002385ff" style:font-size-asian="12pt" style:font-size-complex="12pt"/>
    </style:style>
    <style:style style:name="P2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4809a" officeooo:paragraph-rsid="0024809a" style:font-size-asian="12pt" style:font-size-complex="12pt"/>
    </style:style>
    <style:style style:name="P2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6636a" officeooo:paragraph-rsid="0026636a" style:font-size-asian="12pt" style:font-size-complex="12pt"/>
    </style:style>
    <style:style style:name="P2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7d8d1" officeooo:paragraph-rsid="0027d8d1" style:font-size-asian="12pt" style:font-size-complex="12pt"/>
    </style:style>
    <style:style style:name="P2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8ba23" officeooo:paragraph-rsid="0028ba23" style:font-size-asian="12pt" style:font-size-complex="12pt"/>
    </style:style>
    <style:style style:name="P2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99e63" officeooo:paragraph-rsid="00299e63" style:font-size-asian="12pt" style:font-size-complex="12pt"/>
    </style:style>
    <style:style style:name="P2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aedb5" officeooo:paragraph-rsid="002aedb5" style:font-size-asian="12pt" style:font-size-complex="12pt"/>
    </style:style>
    <style:style style:name="P2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c163f" officeooo:paragraph-rsid="002c163f" style:font-size-asian="12pt" style:font-size-complex="12pt"/>
    </style:style>
    <style:style style:name="P2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cc3ce" officeooo:paragraph-rsid="002cc3ce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d6d2b" officeooo:paragraph-rsid="002d6d2b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d77b4" officeooo:paragraph-rsid="002d77b4" style:font-size-asian="12pt" style:font-size-complex="12pt"/>
    </style:style>
    <style:style style:name="P3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e2c9a" officeooo:paragraph-rsid="002e2c9a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2f0479" officeooo:paragraph-rsid="002f0479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0e5b5" officeooo:paragraph-rsid="0030e5b5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264cf" officeooo:paragraph-rsid="003264cf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3b30e" officeooo:paragraph-rsid="0033b30e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465e6" officeooo:paragraph-rsid="003465e6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5ffa9" officeooo:paragraph-rsid="0035ffa9" style:font-size-asian="12pt" style:font-size-complex="12pt"/>
    </style:style>
    <style:style style:name="P3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5ffa9" officeooo:paragraph-rsid="0038a08c" style:font-size-asian="12pt" style:font-size-complex="12pt"/>
    </style:style>
    <style:style style:name="P4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6dc1d" officeooo:paragraph-rsid="0036dc1d" style:font-size-asian="12pt" style:font-size-complex="12pt"/>
    </style:style>
    <style:style style:name="P4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971e6" officeooo:paragraph-rsid="003971e6" style:font-size-asian="12pt" style:font-size-complex="12pt"/>
    </style:style>
    <style:style style:name="P4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b5dde" officeooo:paragraph-rsid="003b5dde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cce3e" officeooo:paragraph-rsid="003cce3e" style:font-size-asian="12pt" style:font-size-complex="12pt"/>
    </style:style>
    <style:style style:name="P4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da41a" officeooo:paragraph-rsid="003da41a" style:font-size-asian="12pt" style:font-size-complex="12pt"/>
    </style:style>
    <style:style style:name="P4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e04a5" officeooo:paragraph-rsid="003e04a5" style:font-size-asian="12pt" style:font-size-complex="12pt"/>
    </style:style>
    <style:style style:name="P4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3f02d4" officeooo:paragraph-rsid="003f02d4" style:font-size-asian="12pt" style:font-size-complex="12pt"/>
    </style:style>
    <style:style style:name="P4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09d68" officeooo:paragraph-rsid="00409d68" style:font-size-asian="12pt" style:font-size-complex="12pt"/>
    </style:style>
    <style:style style:name="P4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09d68" officeooo:paragraph-rsid="00409d68" style:font-size-asian="12pt" style:font-size-complex="12pt"/>
    </style:style>
    <style:style style:name="P4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31dcc" officeooo:paragraph-rsid="00431dcc" style:font-size-asian="12pt" style:font-size-complex="12pt"/>
    </style:style>
    <style:style style:name="P5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3aa47" officeooo:paragraph-rsid="0043aa47" style:font-size-asian="12pt" style:font-size-complex="12pt"/>
    </style:style>
    <style:style style:name="P5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45e4a" officeooo:paragraph-rsid="00445e4a" style:font-size-asian="12pt" style:font-size-complex="12pt"/>
    </style:style>
    <style:style style:name="P5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64aa0" officeooo:paragraph-rsid="00464aa0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7abed" officeooo:paragraph-rsid="0047abed" style:font-size-asian="12pt" style:font-size-complex="12pt"/>
    </style:style>
    <style:style style:name="P5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980ad" officeooo:paragraph-rsid="004980ad" style:font-size-asian="12pt" style:font-size-complex="12pt"/>
    </style:style>
    <style:style style:name="P5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9ef61" officeooo:paragraph-rsid="0049ef61" style:font-size-asian="12pt" style:font-size-complex="12pt"/>
    </style:style>
    <style:style style:name="T1" style:family="text">
      <style:text-properties officeooo:rsid="0014a091"/>
    </style:style>
    <style:style style:name="T2" style:family="text">
      <style:text-properties officeooo:rsid="001625bb"/>
    </style:style>
    <style:style style:name="T3" style:family="text">
      <style:text-properties officeooo:rsid="0017ebbe"/>
    </style:style>
    <style:style style:name="T4" style:family="text">
      <style:text-properties officeooo:rsid="0019392f"/>
    </style:style>
    <style:style style:name="T5" style:family="text">
      <style:text-properties officeooo:rsid="0019a0ce"/>
    </style:style>
    <style:style style:name="T6" style:family="text">
      <style:text-properties officeooo:rsid="001a233e"/>
    </style:style>
    <style:style style:name="T7" style:family="text">
      <style:text-properties officeooo:rsid="001a3c73"/>
    </style:style>
    <style:style style:name="T8" style:family="text">
      <style:text-properties officeooo:rsid="001a937c"/>
    </style:style>
    <style:style style:name="T9" style:family="text">
      <style:text-properties officeooo:rsid="001b7569"/>
    </style:style>
    <style:style style:name="T10" style:family="text">
      <style:text-properties officeooo:rsid="001cff84"/>
    </style:style>
    <style:style style:name="T11" style:family="text">
      <style:text-properties officeooo:rsid="001d9219"/>
    </style:style>
    <style:style style:name="T12" style:family="text">
      <style:text-properties officeooo:rsid="001e9e8f"/>
    </style:style>
    <style:style style:name="T13" style:family="text">
      <style:text-properties officeooo:rsid="0024809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7d8d1"/>
    </style:style>
    <style:style style:name="T16" style:family="text">
      <style:text-properties officeooo:rsid="00299e63"/>
    </style:style>
    <style:style style:name="T17" style:family="text">
      <style:text-properties officeooo:rsid="002d6d2b"/>
    </style:style>
    <style:style style:name="T18" style:family="text">
      <style:text-properties officeooo:rsid="002d77b4"/>
    </style:style>
    <style:style style:name="T19" style:family="text">
      <style:text-properties officeooo:rsid="002e2c9a"/>
    </style:style>
    <style:style style:name="T20" style:family="text">
      <style:text-properties officeooo:rsid="0030e5b5"/>
    </style:style>
    <style:style style:name="T21" style:family="text">
      <style:text-properties officeooo:rsid="003264cf"/>
    </style:style>
    <style:style style:name="T22" style:family="text">
      <style:text-properties officeooo:rsid="0035ffa9"/>
    </style:style>
    <style:style style:name="T23" style:family="text">
      <style:text-properties officeooo:rsid="0036dc1d"/>
    </style:style>
    <style:style style:name="T24" style:family="text">
      <style:text-properties officeooo:rsid="0038a08c"/>
    </style:style>
    <style:style style:name="T25" style:family="text">
      <style:text-properties officeooo:rsid="0039fadc"/>
    </style:style>
    <style:style style:name="T26" style:family="text">
      <style:text-properties officeooo:rsid="003cce3e"/>
    </style:style>
    <style:style style:name="T27" style:family="text">
      <style:text-properties officeooo:rsid="003e04a5"/>
    </style:style>
    <style:style style:name="T28" style:family="text">
      <style:text-properties officeooo:rsid="003f02d4"/>
    </style:style>
    <style:style style:name="T29" style:family="text">
      <style:text-properties officeooo:rsid="00409d68"/>
    </style:style>
    <style:style style:name="T30" style:family="text">
      <style:text-properties officeooo:rsid="004230d8"/>
    </style:style>
    <style:style style:name="T31" style:family="text">
      <style:text-properties officeooo:rsid="0043aa47"/>
    </style:style>
    <style:style style:name="T32" style:family="text">
      <style:text-properties officeooo:rsid="00445e4a"/>
    </style:style>
    <style:style style:name="T33" style:family="text">
      <style:text-properties officeooo:rsid="00464aa0"/>
    </style:style>
    <style:style style:name="T34" style:family="text">
      <style:text-properties officeooo:rsid="004980ad"/>
    </style:style>
    <style:style style:name="T35" style:family="text">
      <style:text-properties officeooo:rsid="0049e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ле переодевания вся бригада сходилась в вагончике каменщиков на обмен новостями Семи Ветров, общежитий и поезда. Правда иногда Григорий начинал катить на Гриню, что в 8:00 тот обязан стоять на линии, звенеть кельмой и мантулить кирпич на кирпич. Гриня в ответ хихикал и говорил:</text:p>
      <text:p text:style-name="P1">- А как же!</text:p>
      <text:p text:style-name="P1">Покуда не привезут раствор и кран не подаст его на линию, делать там каменщику нечего.</text:p>
      <text:p text:style-name="P1">Раствор привезёт самосвал. Он задерёт свой кузов над рядами пустых растворных ящиков из листового железа и раствор поползёт по крутому наклону, но весь не вывалится. Хорошо, если половина.</text:p>
      <text:p text:style-name="P1">Во-первых, по пути от РВУ раствор осел и уплотнился — в ящики скатилась выжатая из раствора вода, во-вторых, железо кузова покрыто коркой от налипшего, застывшего, примёрзшего раствора из предыдущих привозов. Надо подняться на отвисший задний борт, который качается под ногами в своих петлях; упереть для устойчивости одну ногу в боковой борт и, стоя второй ногой на узкой кромке заднего борта, подрезать лопатой застрявший в кузове раствор, чтоб он пластами соскальзывал в кучу на ящиках. Когда такой пласт свалиться, кузов вздрагивает и бурно шатается от облегчения. Тут важно сохранить равновесие.</text:p>
      <text:p text:style-name="P1">Самосвал уезжает оставив горку раствора на 4-5 ящиках. Это неверно — каждому каменщику полагается отдельный ящик. Катерина и Вера Шарапова лопатами восстанавливают справедливость. Хотя у ящика имеется четыре петли для крючков, его цепляют только за две, по диагонали, <text:s/>чтобы кран в один подъём подал раствор сразу двум каменщикам. Больше не получается — на «пауке» только четыре крючка.</text:p>
      <text:p text:style-name="P1">А тем временем каменщики подняли из вагончика на линию свои инструменты. Та часть стены, на которой предстоит работать бригаде, называется «захватка». <text:span text:style-name="T1">Из конца в конец захватки зачаливается «шнýрка» — толстая леска местами испачканная присохшим раствором, с хвостатыми узлами в тех местах, где неосторожный удар кельмой перебил её, туго натянутую вдоль укладываемых кирпичей, вызывая восклицания остальных каменщиков:</text:span></text:p>
      <text:p text:style-name="P1">- <text:span text:style-name="T1">Какая опять падла?..</text:span></text:p>
      <text:p text:style-name="P2">Шнýрка нужна для соблюдения общей горизонтальности кладки.</text:p>
      <text:p text:style-name="P2">Справа от каменщика кран оставляет ящик с раствором, он же «банка». Объём ящика-банки невелик — всего четверть тонны. Когда раствор из банки выработан, порожняя тара краном же отправляется к строповщицам для наполнения из оставшейся кучи.</text:p>
      <text:p text:style-name="P2">Если раствор в ящике утрачивает свою эластичность, для её восстановления нужно просто добавить воды, принесённой помятым жестяным ведром из многотонной ёмкости неподалёку от линии, и перемешать его с ней совковой лопатой. Поэтому из каждого ящика торчит черенок лопаты.</text:p>
      <text:p text:style-name="P2">Правда, основное её назначение — перебрасывать раствор из ящика на кладку. Затем лопата возвращается в ящик, каменщик берёт свою кельму — размером с большой кухонный нож, но формой как лопатка — и разравнивает её раствор поверх предыдущего ряда кирпичей для укладки следующего.</text:p>
      <text:p text:style-name="P3">Слева от каменщика стоит поддон кирпичей, 300-400 штук, <text:span text:style-name="T2">уложенных в плотные ряды друг на друге. Выхватив кирпич с поддона, каменщик кладёт его на раствор и постукиванием окованной железом рукоятки кельмы подгоняет его до соответствия с линией натянутой </text:span>шнýрк<text:span text:style-name="T2">и, если это лицевой ряд, либо с лицевым рядом, если кладётся ряд задний.</text:span></text:p>
      <text:p text:style-name="P4">Когда нужен кирпич особого размера — половинка, трёхчетвёрка или «чекушка» — каменщик пускает в ход кирочку — кайло в миниатюре — обрубая лишнее.</text:p>
      <text:p text:style-name="P4">Когда кирпич на поддоне заканчивается, крановщик подаёт следующий, зацепленный Верой и Катериной.</text:p>
      <text:p text:style-name="P4">Такая вот ритмическая смена движений: наклон — бросок; наклон — удар; а с учётом пребывания на открытом воздухе — чистой воды аэробика с приправой из тяжёлой атлетики.</text:p>
      <text:p text:style-name="P4">Упорядочено и последовательно зацикленное движение, можно даже сказать спиралевидное.</text:p>
      <text:p text:style-name="P4"><text:soft-page-break/>Уяснила?</text:p>
      <text:p text:style-name="P4"><text:s/>Ну, а теперь можешь наплевать и забыть, потому что стройка это не цирк с ровным пес<text:span text:style-name="T3">оч</text:span>ком арены.</text:p>
      <text:p text:style-name="P4">Стройка — опасная зона, где в непредвиденных местах затаились <text:s/>торчащие куски арматуры, <text:span text:style-name="T3">под ногой обламывается крепкий с виду кусок доски,</text:span> с крыши падает ведро кипящей смолы, из оконного проёма выбрасывается чугунный радиатор отопления — <text:s/><text:span text:style-name="T3">вернувшийся с</text:span> зоны блатной швырнул просто так, не глядя — «на кого бог пошлёт».</text:p>
      <text:p text:style-name="P5">По большому счёту, стройка — это жизнь. И тут, как в жизни, надо не только жить, но и — извини за патетику — выживать.</text:p>
      <text:p text:style-name="P5">Да и каменщики не роботы, а люди. А люди, если хорошенько окрысятся, то кого угодно выживут... хотя, о чём это я?.. <text:s/>Ах, да — стройка!</text:p>
      <text:p text:style-name="P6">На стройке каменщику мало остаётся времени для толкования изотерический посланий от посвящённых избранным, для дешифровки знаков начертанных вязью облаков. Дождись перекура и — пожалуйста! <text:span text:style-name="T4">Вплетай какой угодно символ куда душе угодно... Пока бригадир Хижняк не поднял <text:s/>шнýрку на следующий ряд и не прокричал вдоль линии «захватки»:</text:span></text:p>
      <text:p text:style-name="P6">- <text:span text:style-name="T4">Гоним-гоним!</text:span></text:p>
      <text:p text:style-name="P7">А Пётр Лысун скажет:</text:p>
      <text:p text:style-name="P7">- Чё? Опять вперёд? А где перёд?</text:p>
      <text:p text:style-name="P7">Вот тут хватай лопату и живи дальше.</text:p>
      <text:p text:style-name="P7"/>
      <text:p text:style-name="P7">В позапрошлом веке на границе с Англией, а может с Шотландией, один фермер неслáбо зарабатывал на исцелениях. Причём без всякого шарлатанства.</text:p>
      <text:p text:style-name="P7">Целил он душевнобольных. При условии, чтоб его близких и близко не было.</text:p>
      <text:p text:style-name="P7">Привозят к нему такого, скажем, страждущего, который всех домашних заколебал особым видением мира, где он — чайник:</text:p>
      <text:p text:style-name="P7">- Ах, осторожней, я фарфоровый! Разобьёте!</text:p>
      <text:p text:style-name="P7">И наутро фермер выводит его в поле с разнокалиберными представителями от других сервизов — хрустальные фужеры, там, солонки без <text:s/>крышечки; бижутерия тоже всякая — и аккуратно запрягает всё компанию в плуг. А затем, разумеется, пашет поле.</text:p>
      <text:p text:style-name="P8">К вечеру дня 88% стеклотары вспоминали о своём происхождении и <text:span text:style-name="T5">делали</text:span> ему <text:span text:style-name="T5">замечания</text:span>, что с <text:s/><text:span text:style-name="T5">человеком </text:span>нельзя так обращаться. </text:p>
      <text:p text:style-name="P8">Самые упорные скороварки на второй день начинали прикидываться людьми и фермер возвращал семье и обществу вполне восстановленных членов. <text:span text:style-name="T5">За плату, конечно; плюс бонус — поле вспаханное надурня́к.</text:span></text:p>
      <text:p text:style-name="P8"/>
      <text:p text:style-name="P9">Ира не верила в трудотерапию на свежем воздухе, она больше полагалась на народные средства. В ту зиму она повезла меня в ичнянский район черниговской области к колдуну.</text:p>
      <text:p text:style-name="P9">В село мы приехали вечером — зимой быстро темнеет. До отправления автобуса обратно оставалось полчаса и местные дети на улице, с какой-то даже гордостью, указали нам дом колдуна.</text:p>
      <text:p text:style-name="P9">Дверь в добротную хату открыла обычная сельская баба. На кухне оказалась ещё пара посетителей, но не из автобуса; я бы их запомнил. Значит, откуда-то неподалёку.</text:p>
      <text:p text:style-name="P9">Молодая пара, с виду супруги. Сидят, <text:span text:style-name="T6">он</text:span> борщ <text:span text:style-name="T6">ест, а она, типа, присматривает</text:span>. Время малость не совсем для борща, но я не вмешиваюсь — может <text:span text:style-name="T6">это так</text:span> колдун прописал.</text:p>
      <text:p text:style-name="P9">Баба провела Иру в следующую комнату и через две минуты оттуда вышел колдун.</text:p>
      <text:p text:style-name="P9">Черноволосый, лет под пятьдесят в рубахе хаки от общевойсковой парадки.</text:p>
      <text:p text:style-name="P10">Мы с ним посмотрели друг на друга и <text:s/>он вернулся к Ире. Вскоре она вышла вся взволнованная и мы пошли на автобус.</text:p>
      <text:p text:style-name="P10">По пути в Нежин Ира поделилась, что я такой из-за того, что мне давали «дання» и случилась передозировка, но сегодня меня лечить бесполезно, потому что не та «кватера» — то есть луна находится не в той, как надо фазе. Больше мне у колдуна делать нечего — меня должен подменить какой-нибудь единокровный родственник.</text:p>
      <text:p text:style-name="P10"><text:soft-page-break/>Так что потом вместо меня с Ирой пару раз ездила моя сестра Наташа.</text:p>
      <text:p text:style-name="P10">Всем известно: что «дання» это приворотное зелье; применяется женским полом, чтоб в них влюблялись. Избранной жертве предлагают угоститься чем-то съестным, куда <text:s/>подмешана кровь от менструации приворачивающей.</text:p>
      <text:p text:style-name="P10">Всё-таки, эксперименты на людях они первыми начали ставить.</text:p>
      <text:p text:style-name="P10"/>
      <text:p text:style-name="P10">У меня нет веры во всякие там суеверия, но когда звякаешь кельмой о кирпич, или раствор лопатишь, то голова остаётся, в основном, свободной и в ней чего только не переворачивается.</text:p>
      <text:p text:style-name="P10">Если, чисто гипотетически, допусти<text:span text:style-name="T7">т</text:span>ь, что дання имело место, тогда — кто, где, когда?</text:p>
      <text:p text:style-name="P11">Не помню на котором году работы в СМП, в голове всплыли два предположения:</text:p>
      <text:p text:style-name="P11">1) кефир, который принесла мне Мария, когда я принципиально лежал в нежинской городской больнице;</text:p>
      <text:p text:style-name="P11">2) варёная колбаса, <text:s/>которую мне скормила однокурсница Валя со сросшимися на переносице чёрными бровями, по ходу нашей совместной школьной практики на станции Носовка, хотя не очень-то и хотелось есть.</text:p>
      <text:p text:style-name="P11">Однако, поскольку я ни на одну из них не запал, гипотеза с треском проваливается, а ичнянский колдун остаётся с носом и уходит на скамейку шарлатанов.</text:p>
      <text:p text:style-name="P11"/>
      <text:p text:style-name="P11">Когда Гаина Михайловна, потупя взгляд, осторожно спросила как ко мне относятся в бригаде, я прекрасно видел куда она клонит — как меня там терпят с моей подмоченной репутацией?</text:p>
      <text:p text:style-name="P11">Вобщем-то, да, не каждый коллектив потерпит в своих рядах кого-то с высшим образованием на должности не соответствующей диплому. Именно этим объясняется крик души крепильщика Васи на шахте «Дофиновка» :</text:p>
      <text:p text:style-name="P11">- Ты своим дипломом позоришь нашу шахту!</text:p>
      <text:p text:style-name="P11">То есть, делаешь из неё какой-то непонятный сброд.</text:p>
      <text:p text:style-name="P11">В СМП-615 репутацию мне подмочила кассирша Комос. Она знала, что я учился в Нежине и знала даже на кого. Когда её дочь Алла имела затяжные серьёзные отношения с моим братом Сашей, то я однажды приходил к ним в гости; но потом Алла постригла свои дивные длинные волосы, а Саша пошёл в приймы к Люде.</text:p>
      <text:p text:style-name="P11">Кассирша Комос выдавала нам зарплату. Для этого автобус привозил нас со стройки на базу, в СМП-615, <text:s/>и в вестибюле на первом этаже административного корпуса мы получали деньги из квадратного окошечка в стене.</text:p>
      <text:p text:style-name="P12">Но сначала надо было стоять во взволнованной очереди, а потом сгибаться и засовывать голову в проём окошечка, чтобы там расписаться в ведомости. </text:p>
      <text:p text:style-name="P12">Вот эта заключительная поза мне как раз <text:span text:style-name="T8">и </text:span>не нравилась. Голова твоя где-то там, непонятно где, <text:span text:style-name="T8">а зад торчит снаружи на милость и усмотрение взволнованной очереди.</text:span></text:p>
      <text:p text:style-name="P13">Когда я дошёл до окошка, то не стал сгибаться, а прсто придвинул ведомость к себе — на край подоконничка — и расписался. Тем более, что Комос видела, что это я на подходе.</text:p>
      <text:p text:style-name="P13">Тут она и закричала из-за стекла:</text:p>
      <text:p text:style-name="P13">- Серёжа! А где голова?</text:p>
      <text:p text:style-name="P13">- Меня гильотинировали.</text:p>
      <text:p text:style-name="P13">- Чего?! Да что ты из себя строишь? Думаешь диплом получил, так и — всё? Ты ведь с Ольгой к нам в гости приходил. Мы вместе самогон пили!</text:p>
      <text:p text:style-name="P13">Вот чего не люблю, так это панибратства, поэтому кассирше Комос так прямо и сказал:</text:p>
      <text:p text:style-name="P13">- Вы ошибаетесь. У вас в гостях мы пили спирт и берёзовый сок, а самогона не было.</text:p>
      <text:p text:style-name="P13">Вобщем, поставил её на место; но зарплату она мне выдала и даже хватило вернуть Тоне те 25 руб., которые она мне одолжила на цветы, когда вы в роддоме были. До этого всё никак не получалось.</text:p>
      <text:p text:style-name="P13">Так что мне не удалось скрыть от бригады свою дипломированность.</text:p>
      <text:p text:style-name="P13">Но особой дискриминации ко мне не применяли, а года через четыре я даже привинтил на <text:soft-page-break/>спецовку значок-«поплавок», который вместе с дипломом выдаётся.</text:p>
      <text:p text:style-name="P13">Думаю: а чего он валяется в серванте? Взял и привинтил. Летом, конечно.</text:p>
      <text:p text:style-name="P13">Очень даже неплохо смотрелось — нежно-голубая эмаль значка с золотистой книжечкой на чёрной выгоревшей спецовке х/б. </text:p>
      <text:p text:style-name="P13">Месяца полтора так ходил, а потом утром открываю шкафчик — спецовка на месте, а от значка только дырочка осталась. Но это не наши, тогда на объект много кого нагнали.</text:p>
      <text:p text:style-name="P13"/>
      <text:p text:style-name="P13">Так что тёще, в следующий свой приезд, я дал вполне предсказуемый ответ:</text:p>
      <text:p text:style-name="P13">- Гаина Михайловна, в нашей бригаде десять человек ко мне относятся хорошо, а один положительно.</text:p>
      <text:p text:style-name="P13">- Откуда ты знаешь?</text:p>
      <text:p text:style-name="P13">- Анкетирование провёл. Устное, по отдельности.</text:p>
      <text:p text:style-name="P13">- Так прямо и спрашивал «как вы ко мне относитесь?»</text:p>
      <text:p text:style-name="P13">Интересно, а откуда бы я эти цифры взял? Кстати, некоторые потом тоже спрашивали:</text:p>
      <text:p text:style-name="P13">- А ты ко мне как?</text:p>
      <text:p text:style-name="P13"/>
      <text:p text:style-name="P13">Да, жизнь перевернулась: прежде я на выходные ездил из Нежина в Конотоп, а теперь из Конотопа в Нежин.</text:p>
      <text:p text:style-name="P13">В пятницу, после работы, электричкой в Нежин; в понедельник <text:span text:style-name="T9">утренней, шестичасовой — обратно.</text:span></text:p>
      <text:p text:style-name="P14">Три раза утреннюю проспал и начал возвращаться по воскресеньям — опасался, что опоздания на моё место в очереди на квартиру повлияют.</text:p>
      <text:p text:style-name="P14">Когда в Америке существовало рабство негров, некоторые семьи оказались разделёнными. Допустим, муж на плантации у одного хозяина, а жена за несколько миль у другого. По праздникам муж её навещал. </text:p>
      <text:p text:style-name="P14">Такая жена называлась «broad wife». Я когда узнал, то пожалел, что английский знаю, очень меня это, почему-то, расстроило.</text:p>
      <text:p text:style-name="P13"/>
      <text:p text:style-name="P14">Из-за того, что в Нежине нет трамваев, автобусы, пользуясь своей незаменимостью, совершенно распоясались.</text:p>
      <text:p text:style-name="P14">На столбах возле их остановок висят жестяные таблички с указанием точного времени, когда автобус номер имярек должен тут появиться. Так на эти таблички лучше не смотреть — одно расстройство. По расписанию на жестянке уже три пятых номера должны были пройти, а ты ещё и одного не дождался. <text:s/><text:span text:style-name="T10">Потом покажется вдали, даря надежду — наконец-то! — и пройдёт мимо не останавливаясь, потому что и так битком.</text:span></text:p>
      <text:p text:style-name="P15">Но в тот вечер нам с Ирой повезло. Только мы вышли на остановку, тут и автобус подошёл.</text:p>
      <text:p text:style-name="P15">Был вечер субботы, а вышли мы потому, что позвонил Двойка и пригласил к себе на преферанс. На последнем курсе он жил уже не в общаге, а где-то на квартире, вот мы и условились встретиться на главной площади.</text:p>
      <text:p text:style-name="P15">Туда всего-то две остановки, так что не подвернись тот автобус, мы бы и пешком дошли. Ира держалась бы за мою руку, чтоб не скользить в сапогах по снегу, а он бы ярко белел в конусах света фонарных ламп.</text:p>
      <text:p text:style-name="P15">Когда перед выходом Ира одевалась в спальне, то попросила меня подать пояс от её платья — длинную матерчатую полоску. Спальня узкая и, чтобы не протискиваться между постелью и коляской, я просто бросил ей пояс. Но один его конец держал в руке, на всякий, если не поймает.</text:p>
      <text:p text:style-name="P15">Но она в этот момент наклонилась застегнуть замок на сапогах и второй конец пояса охлестнул её согнутую спину.</text:p>
      <text:p text:style-name="P15">Меня поразило до чего точь-в-точь как в кинофильме «Цыган», когда Будулай перед уходом на фронт хлестнул кнутом свою жену. Типа, у них такой обычай перед долгой разлукой.</text:p>
      <text:p text:style-name="P15">Ира даже и не заметила, а я утешился мыслью, что я не цыган, и сейчас не война.</text:p>
      <text:p text:style-name="P15">Когда автобус торопливо въехал на площадь, на остановке народу уже скопилась столько, что <text:soft-page-break/>и в два не влезут.</text:p>
      <text:p text:style-name="P15">Я сошёл первым и подал Ире руку — поддержать. </text:p>
      <text:p text:style-name="P15">Она едва успела спуститься, как толпа ломанулась в двери автобуса, но я успел отгородить Иру спиной.</text:p>
      <text:p text:style-name="P15">И тут <text:s/>раздался вскрик какой-то девушки — её чуть не сшибли с ног, но она успела ухватиться за борт автобуса у двери, чтоб не упасть, <text:span text:style-name="T11">а стадо так и пёрло по ступенькам в салон</text:span>.</text:p>
      <text:p text:style-name="P16">Мне, как <text:span text:style-name="T30">человеку не <text:s/>только благородному, но и галантному</text:span>, это показалось абсолютно неправильным, тем более при моей жене, и я, со своей стороны потока, крикнул девушке за всех:</text:p>
      <text:p text:style-name="P16">- Извините!</text:p>
      <text:p text:style-name="P16"><text:span text:style-name="T30">Кто-то в толпе не захотел уступать мне в галантности</text:span> и он решил, что это я толкнул, а может ему было всё равно кого — лишь бы наказать, но, крутанувшись из давки, он нанёс мне удар по скуле.</text:p>
      <text:p text:style-name="P16">И тогда я громко сказал — мне показалось, что тиснувшиеся вокруг вдруг позабыли про автобус и обернулись на мои слова; даже полная луна в небе как-то внимательно застыла, когда я раздельно произнёс:</text:p>
      <text:p text:style-name="P16">- При всём своём непротивленстве, такое не могу стерпеть.</text:p>
      <text:p text:style-name="P16">И я ответил ударом на удар.</text:p>
      <text:p text:style-name="P16">Наверное, он был там не один, или взъярённые ожиданием хлопцы вмиг обернулись сворой, потому что на меня посыпались удары со всех сторон — нашли на ком сорвать.</text:p>
      <text:p text:style-name="P16">Я смог лишь закрывать лицо и голову согнутыми в локтях руками, но, по-моему, моё тело всё это делало само по себе, без моего участия. Мне оставалось только слышать невразумительные крики — кто, кому, о чём? </text:p>
      <text:p text:style-name="P17">Когда донеслось рычание заводящегося мотора, я почему-то был уже с обратной стороны автобуса в перекрёстном свете фонарей окружающих площадь, но всё ещё на ногах, только без шапки. Наверное, распсихованных оказалось слишком много и они помешали друг другу сбить меня на укатанный снег площади.</text:p>
      <text:p text:style-name="P17"><text:s/>Свора разбежалась, чтобы успеть вскочить в захлопывающиеся с той стороны двери. </text:p>
      <text:p text:style-name="P17">Автобус уехал и я вернулся на остановку, где, среди десятка так и не втиснувшихся, стояла Ира с моей кроличьей шапкой в руках. В стороне, у тёмного киоска виднелся Двойка, что пришёл нас встречать.</text:p>
      <text:p text:style-name="P17">Он отвёл нас на свою квартиру, которую снимал в частном доме вместе с Петюней Рафаловским и я расписал пулю с ними.</text:p>
      <text:p text:style-name="P17">Потом они вышли провожать нас с Ирой. На узком тротуаре идти получалось лишь по двое. Ира и Двойка шли впереди: он в длинном кожухе и мохнатой шапке, она в пальто прямого кроя и круглой шапочке; а я с Петюней сзади.</text:p>
      <text:p text:style-name="P17">Мне было нестерпимо горько из-за того, что она идёт не со мной; но что оставалось делать — устраивать сцену? Оттаскивать Иру от Двойки? Кто я такой?</text:p>
      <text:p text:style-name="P17">Побитый стадом Ахуля в демисезонном пальто от Алёши Очерета? На такого не всякая позарится, пусть даже она тебе и жена. <text:span text:style-name="T12">В побоище на площади мне так и не смогли нанести повреждений, но как же <text:s/>было больно идти рядом с Петюней!</text:span></text:p>
      <text:p text:style-name="P18">Они с Двойкой проводили нас до остановки, а потом даже и до моста через Остёр. Тут мы всё-таки смогли расстаться.</text:p>
      <text:p text:style-name="P18">Только Двойка, пряча от меня взгляд и затягиваясь сигаретой, рассказал как недавно имел одну из своих биофачных прошмандовок и та закинула ему ноги на пояс, а он таскал её по комнате, ухватив руками за титьки.</text:p>
      <text:p text:style-name="P18">Меня буквально оглушила эта самореклама самца победителя. Я бы таким не стал делиться даже при его прошмандовках. Мразь.</text:p>
      <text:p text:style-name="P18">Когда мы шли на Красных партизан, Ира не держалась за мою руку и всё больше отмалчивалась. Пришлось и мне заткнуться. Вот и извиняйся после этого перед незнакомыми девушками.</text:p>
      <text:p text:style-name="P17"><text:soft-page-break/></text:p>
      <text:p text:style-name="P19">Руководство СМП-615 изыскало способ хотя бы отчасти сгладить факт наличия в нём каменщика с высшим образованием.</text:p>
      <text:p text:style-name="P19">Меня назначили в заседатели товарищеского суда.</text:p>
      <text:p text:style-name="P19">Такой суд рассматривает правонарушения не входящие в свод статей уголовного кодекса, или предусмотренные, но не слишком наказуемые: если хулиганство, то мелкое, а кража, опять-таки, по мелочам. Товарищеский суд это скорее мера морального воздействия, чем сурового воздаяния по всей строгости закона.</text:p>
      <text:p text:style-name="P19">Должность заседателя не оплачивается и она выборная. Однако, не всегда удаётся провести чёткую грань между избранием и назначением.</text:p>
      <text:p text:style-name="P19">Когда на профсоюзном собрании звучит вопрос «кто за?», то для присутствующих это не вопрос, а просто сигнал поднять руку. Классический пример вторичного рефлекса, не хуже, чем у собаки Павлова.</text:p>
      <text:p text:style-name="P19">Точно такая же рефлексология и на комсомольских собраниях. Правда, в СМП-615 за моё там бытность состоялось только одно комсомольское собрание, да и то по причине проверяющего из горкома комсомола.</text:p>
      <text:p text:style-name="P19">Вряд ли он сам стремился, скорее всего послали посмотреть каким ключом <text:s/>бьёт задорная молодая жизнь поезда в возрасте до 28 лет.</text:p>
      <text:p text:style-name="P19">Его настолько удручило всякое отсутствие полемики даже по самым актуальным вопросам современности, что под конец катастрофически скоропостижно катящегося к своему завершению собрания, он обратился к нему с вопросом</text:p>
      <text:p text:style-name="P19">- Да что ж вы такие пассивные?</text:p>
      <text:p text:style-name="P19">Тут уже мне пришлось встать с места и ответить риторическим вопросом на вопрос:</text:p>
      <text:p text:style-name="P19">- А кого, интересно, начнут вести активные, когда пассивных не останется?</text:p>
      <text:p text:style-name="P19">Всё-таки диплом обязывает к определённой линии поведения.</text:p>
      <text:p text:style-name="P19">Проверяющий оказался не подкованным для такого вопроса и собрание благополучно закрылось.</text:p>
      <text:p text:style-name="P19"/>
      <text:p text:style-name="P19">Вот руководство и решило, что оно проявит дань уважения системе высшего образования наше страны, если меня, как носителя диплома о таком образовании, воткнёт заседателем в товарищеский суд.</text:p>
      <text:p text:style-name="P19">Такому суду, помимо председателя, требуются два заседателя, сроком на один год — до следующего отчётно-выборного профсоюзного собрания.</text:p>
      <text:p text:style-name="P20">Пожалуй, на этой должности я проявил себя латентным тираном, предлагаю слишком драконовские меры пресечения.</text:p>
      <text:p text:style-name="P20"/>
      <text:p text:style-name="P20">Месяц одиночных исправительных работ для штукатура Трепетилихи в производственном корпусе на территории СМП. </text:p>
      <text:p text:style-name="P20">Да для неё, считай, и день пропал, если за смену плюс проезды автобуса от вокзала и обратно она двоих-троих не забалакает до комы!</text:p>
      <text:p text:style-name="P20">Конечно, от производственного корпуса до сторожки у ворот всего метров 200. В сторожке днём сидит Свайциха и у той язык тоже <text:s/>кошками не обволóчен, но суд приговорил на три месяца снять Трепетилиху с должности бригадира; <text:s/>а это по десятке в месяц.</text:p>
      <text:p text:style-name="P20">Она ещё дёшево отделалась, поскольку её правонарушение могло иметь политический резонанс.</text:p>
      <text:p text:style-name="P20">Судебное разбирательство выяснило, что дело было так:</text:p>
      <text:p text:style-name="P20">Трепетилиха высунулась из окна 110-квартирного, где уже шли отделочные работы и увидела, что работница бухгалтерии СМП-615 идёт домой.</text:p>
      <text:p text:style-name="P21">Ну, а почему не идти? Живёт она на Семи Ветрах — идти не далеко, а время уже полпятого.</text:p>
      <text:p text:style-name="P21">Её ошибка в том, что она ответила на вопрос торчащей из окна Трепетилихи:</text:p>
      <text:p text:style-name="P21">- А шо ты там ото несёшь?</text:p>
      <text:p text:style-name="P21">- Рыбу.</text:p>
      <text:p text:style-name="P21"><text:soft-page-break/>Слово «рыба» послужило детонатором.</text:p>
      <text:p text:style-name="P21">Трепетилиха всколонтырилась, собрала баб своей бригады и, с протяжными интонациями, оповестила их о несправедливом распределении жизненных благ, несмотря на эпоху развитого социализма.</text:p>
      <text:p text:style-name="P21">- Они в конторе там сидят! В добре, в тепле! У каждой сучки нагреватель под сракой! А мы тут на холоде загибаемся! А рыбу — им?!! Всё, бабоньки, собирайте мастерки и тёрки! Да ещё нагло так: «рыбу я несу!» А у нас семей нет?!</text:p>
      <text:p text:style-name="P21">Дело в том, что нашим автобусом-«чаечкой» <text:s/>иногда иногда привозили продукты от ОРСа. Один раз свежие булочки на 110-квартирный, а на 100-квартирный минеральную воду в бутылках по 0,5 литра.</text:p>
      <text:p text:style-name="P21">Что и когда возилось в административно-бытовой корпус СМП-615 мне не известно, но бабы бригады Трепетилихи на следующее утро тоже не работали, а это, как ни крути — забастовка.</text:p>
      <text:p text:style-name="P21">Не знаю рыбу им подвезли, или другой эквивалент, но отделочные работы продолжились, а Трепетилиха пошла под суд. Наш, товарищеский.</text:p>
      <text:p text:style-name="P21">Не отреагировать на факт простоя с политическим оттенком руководство не могло, тем более, что заместитель главного технолога носил галстук с изображением серпа и молота. <text:span text:style-name="T13">А это о многом говорит.</text:span></text:p>
      <text:p text:style-name="P22">Да, на моём шарфике тоже красовался Кремль поверх пяти олимпийских колец и надпись «Москва-80», <text:s/>но мне выбирать было не из чего; но расцветки галстуков в Универмаге дефицитом не страдали — как минимум пять.</text:p>
      <text:p text:style-name="P22">По зрелому размышлению, мне кажется, что отклонив моё предложение о переводе Трепетилихи на базу, народный суд принял мудрое решение. Держать её там равносильно игре с огнём на пороховой бочке. Не приведи, господи, чего-то там завезли, а ей не досталось — она и базу разнесла б. </text:p>
      <text:p text:style-name="P22"><text:span text:style-name="T14"><text:tab/><text:tab/><text:tab/>Есть женщины в русских селеньях..</text:span>.</text:p>
      <text:p text:style-name="P22">Без ложной скромности скажу, что в сёлах конотопского района есть и покруче, чей потенциал возможно измерить только в мегатоннах.</text:p>
      <text:p text:style-name="P22">- Шо за народ пошёл! Навалились всем селом! Еле-еле одгавкалась.</text:p>
      <text:p text:style-name="P22"/>
      <text:p text:style-name="P22">Сварщика Володю Шевцова я вообще хотел в ссылку отправить.</text:p>
      <text:p text:style-name="P23">Очень профессиональный сварщик, двадцать лет работал в заводе КЭМЗ, и в нём чувствовалась какая-то наследственная интеллигентность. Может потому он и спивался.</text:p>
      <text:p text:style-name="P23">При взгляде на его тронутые сединой кудри, у меня, почему-то, всплывали ассоциации с городом на Неве. Такой вот у него интеллигентный флёр... фонтаны Петергофа...</text:p>
      <text:p text:style-name="P23">Но чемерг<text:span text:style-name="T15">é</text:span>сил по чёрному, особенно с получки.</text:p>
      <text:p text:style-name="P23">На заседании суда председатель так и заявил:</text:p>
      <text:p text:style-name="P23">- <text:span text:style-name="T15">Н</text:span>а вокзале после работы сходим, т<text:span text:style-name="T15">ак</text:span> Володя, пока до первого светофора дойдёт — уже готовый.</text:p>
      <text:p text:style-name="P24">Ну, это он снаивничал: от вокзала до светофора на Переезде — два гастронома, не считая павильона «Встреча».</text:p>
      <text:p text:style-name="P24">Тогда-то я и предложил отправить Володю в ссылку. В какую-нибудь сельскую местность, где светофоры не висят, с их сатанинским подмигиванием, и у Володи не останется повода пить до <text:s/>упаду.</text:p>
      <text:p text:style-name="P24">Суд отклонил подобную бесчеловечность, а сам Володя на меня обиделся, хотя виду не подал.</text:p>
      <text:p text:style-name="P24">А жаль, он так интеллигентно матерился:</text:p>
      <text:p text:style-name="P24">- Идите Вас на х..., пожалуйста.</text:p>
      <text:p text:style-name="P24">Так и веет набережными культурной столицы.</text:p>
      <text:p text:style-name="P24"/>
      <text:p text:style-name="P24">СМП-615 базировался в Конотопе, но имел свои филиалы и в других местах: пару грузчиков в Киеве; стройбригаду с автокраном в Бахмаче; бригаду с трактором «Беларусь» в Ворожбе...</text:p>
      <text:p text:style-name="P24"><text:soft-page-break/></text:p>
      <text:p text:style-name="P24">По третьему делу проходил мастер-прораб бахмацкой бригады.</text:p>
      <text:p text:style-name="P24">Там закончили какой-то строительный объект и одолженный в других организациях бульдозер делал зачистку — равнял прилегающую площадь.</text:p>
      <text:p text:style-name="P24">Прораб заметил, что груда земли скапливается на бракованной панели перекрытия, что осталась после строительства. Эту панель он перебросил во двор какого-то знакомого, или родственника для перекрытия погреба вырытого в земле.</text:p>
      <text:p text:style-name="P24">Объект благополучно завершили, а прораба кто-то заложил: расхищение социалистической собственности.</text:p>
      <text:p text:style-name="P24">На заседании суда у меня к преступнику был всего один вопрос:</text:p>
      <text:p text:style-name="P24">- Что стало бы с треснувшей панелью, если бы ею не перекрыли погреб?</text:p>
      <text:p text:style-name="P24">Он недовольно пожал плечами и ответил:</text:p>
      <text:p text:style-name="P24">- А что может стать? Осталась бы под грунтом.</text:p>
      <text:p text:style-name="P25">Я потребовал объявить прорабу благодарность за вклад в повышение общего благосостояния советского народа. Неважно, кто кому родственник, но мы — единая семья.</text:p>
      <text:p text:style-name="P25">И этот мой вердикт не прокатил.</text:p>
      <text:p text:style-name="P25">На следующем отчётно-выборном профсоюзном собрании никто и не заикнулся выбирать меня в товарищеский суд. Как будто у меня того диплома в жизни и не было.</text:p>
      <text:p text:style-name="P25"/>
      <text:p text:style-name="P25">Когда тебе исполнился один год, ты приезжала в Конотоп. На неделю, или две — не надолго.</text:p>
      <text:p text:style-name="P25">В то лето шли частые грозы. После одной из них я повёз тебя в коляске на прогулку.</text:p>
      <text:p text:style-name="P25">Моя мать и Ира долго были против, а мне не хотелось сидеть в доме и <text:s/>ждать следующего ливня. Наконец, Ира позволила и они легли спать дальше — в дождь на сон тянет.</text:p>
      <text:p text:style-name="P25">На дороге было много больших луж, но мы с тобой дали круг чуть ли не по всему Посёлку — от конечной трамвая до богдана Хмельницкого и обратно по Профессийной.</text:p>
      <text:p text:style-name="P25">Ты была тепло одета и спала под поднятым верхом и застёгнутым фартуком коляски.</text:p>
      <text:p text:style-name="P25">Только уже в конце Профессийной, когда с обода переднего колеса соскочило кольцо резины, ты проснулась, села и схватила кольцо, которое я положил поверх застёгнутого фартука.</text:p>
      <text:p text:style-name="P25">Ты схватила его обеими руками, как рулевое колесо, но я отобрал эту мокрую резину.</text:p>
      <text:p text:style-name="P25">Ты захныкала, но не надолго. До Декабристов оставалось уже не далеко и мы доехали на одной паре колёс коляски.</text:p>
      <text:p text:style-name="P25">Кстати, твой дед Коля так и не научился выговаривать слово «коляска». Он называл её тележкой. Наверное, это стереотип впечатанный <text:s/>в гены рязанских крестьян. На колясках ездили одни лишь баре, а наши обходились телегами.</text:p>
      <text:p text:style-name="P25">Через пару дней погода разгулялась и я вывез тебя на поле рядом с конечной трамвая.</text:p>
      <text:p text:style-name="P25">Я достал тебя из неё и поставил на зелёную траву. Ты стояла не слишком твёрдо, опиралась на неё рукой.</text:p>
      <text:p text:style-name="P25">Я лёг в траву рядом. Зелёное поле уходило вверх, в синее небо, и над ним пели жаворонки. Громко. Звонко.</text:p>
      <text:p text:style-name="P25">Ты так и стояла. Пока на красных колготках не проступило тёмное пятно <text:span text:style-name="T16">влаги. Пришлось увозить тебя на переодевание.</text:span></text:p>
      <text:p text:style-name="P25"/>
      <text:p text:style-name="P26">В другой раз я взял запасные и повёз тебя на пруд Шаповаловки, куда мы с Кубой ездили на великах. Недалеко, километров пять. Ты спала всё дорогу.</text:p>
      <text:p text:style-name="P26">Шаповаловский пруд большой. Я поставил коляску на низком песчаном берегу — посмотреть как ты среагируешь на незнакомый мир. Ведь ты прудов ещё не видела.</text:p>
      <text:p text:style-name="P26">Это как выход из космического корабля на неведомую планету.</text:p>
      <text:p text:style-name="P26">Ты проснулась и села. Я стоял позади поднятого верха, чтоб не мешаться с первыми впечатлениями. Ты повернулась влево — из коляски видно было лишь ширь пруда подёрнутую мелкой рябью; направо тоже оказалась непонятная, невиданная субстанция — и ты разревелась. Ну ещё бы! Проснуться неизвестно где и совсем одной.</text:p>
      <text:p text:style-name="P26">Мне пришлось показаться и мы покатили обратно.</text:p>
      <text:p text:style-name="P26"><text:soft-page-break/></text:p>
      <text:p text:style-name="P26">На Декабристов 13 от калитки к стойке крыльца веранды была натянута бельевая верёвка. На ней висело высохшее бельё, а ты сидела в коляске рядом. Моя мать стояла перед ней с тазиком — вышла снять стирку.</text:p>
      <text:p text:style-name="P27">Ты вдруг ухватилась за что-то висевшее рядом и встала в коляске.</text:p>
      <text:p text:style-name="P27">Моя мать сказала мне убрать ребёнка, а ты отпустила бельё и подняла обе руки, как в танце. Вот как умею!</text:p>
      <text:p text:style-name="P27">В глазах моей матери мелькнуло что-то такое тёмное и жуткое, что я инстинктивно отдёрнул тебя. Вернее, я потянул на себя ручку коляски и тем самым выдернул её дно у тебя из под ног. Ты кувыркнулась через бортик на землю двора, хорошо, что мягкую, хорошо, что на спину.</text:p>
      <text:p text:style-name="P27">Я тут же подхватил тебя орущую на руки, но мимо сарая уже неслась пантерьими прыжками Ира — колотить меня кулаками по голове и по плечам, потому что руки мои были заняты.</text:p>
      <text:p text:style-name="P27">Обратно в Нежин мы везли тебя переполненной электричкой. Народу набилось столько, что в проходе стояли. Когда я относил твой пластмассовый горшок с крышкой в туалет в тамбуре, пришлось держать его над головой, как официант с подносом.</text:p>
      <text:p text:style-name="P27"/>
      <text:p text:style-name="P27">У меня в памяти есть два набора картинок — апокалиптические и душещемящие.</text:p>
      <text:p text:style-name="P27">Первые — это где мрак и вой, холодный ужас и бегущие толпы; вторые смотреть приятно, но они оставляют томление по несбыточному, или несбывшемуся.</text:p>
      <text:p text:style-name="P27">Типа той, где в раскрытую дверь автобуса, остановившегося повыше Вапнярки, виден бетонный столбик с голубой жестянкой 379, а рядом уходит вверх просёлок, где пацан лет восьми взмахнул рукой между тесных берегов склонённых колосьев солнечного пшеничного поля, такого же цвета, как его волосы.</text:p>
      <text:p text:style-name="P27">То есть, я хочу сказать, что все картинки где ты, у меня во втором наборе.</text:p>
      <text:p text:style-name="P27"/>
      <text:p text:style-name="P28">После возвращения из Одессы я жил в постоянной агонии страха перед тем, что неизбежно должно произойти, а возможно уже и случилось. Страх сопровождался муками ревности не к кому-то конкретно, а к тому, что отнимет у меня мою Иру. Этот страх и муки я скрывал, как нечто постыдное, но они постоянно сопровождали меня.</text:p>
      <text:p text:style-name="P28">Мне легчало лишь когда Ира была рядом, когда запахивал на стройке и когда работал над переводом рассказов. Но и в таких случаях сокрушающая тревога, которая давила меня постоянно, не исчезала совершенно, а только отступала на второй план.</text:p>
      <text:p text:style-name="P28">Физическая боль милосерднее — часть мозга, куда приходят её сигналы, через какое-то время отключается и боль перестаёт доходить.</text:p>
      <text:p text:style-name="P28">Я не делал попыток поправить своё положение; во-первых, потому, что никогда не умею анализировать и составлять план действий — просто живу, молча терпя нестерпимое.</text:p>
      <text:p text:style-name="P28">Во-вторых, альтернатива этой агонии представлялась не менее жуткой.</text:p>
      <text:p text:style-name="P28"/>
      <text:p text:style-name="P28">Нашу бригаду перебросили на остановку «Присеймовье», строить 2-квартирный дом для обходчиков рядом с железнодорожным мостом через Сейм.</text:p>
      <text:p text:style-name="P28">В обеденный перерыв я постелил снятую спецовку на траву возле мелких трещинах иссушённой солнцем тропинки, по которой бегали муравьи и лёг сверху.</text:p>
      <text:p text:style-name="P29">Для заполнения времени перерывов я читал журнал «Всесвит», на который подписывался каждый год по совету Жомнира. Толстый журнал с переводами на украинский язык из всемирной литературы всех времён и народов.</text:p>
      <text:p text:style-name="P29">Скоро мне это надоело и я опустил голову на страницу раскрытого журнала.</text:p>
      <text:p text:style-name="P29">Вокруг шёл солнечный день заполненный деловитой летней жизнью. Муравьи что-то таскали по растресканной тропинке, трава покачивалась от редких порывов прохладительного ветерка и по ней трепетала резная тень листвы деревьев. Воздух гудел от непрерывного жужжания пчёл и просто слепней.</text:p>
      <text:p text:style-name="P29">Ленивый ветерок время от времени приподымал страницу рядом с той, на которой лежала моя голова, и тогда всё вокруг застилалось белым с размытыми букв поднесённых к зрачку <text:soft-page-break/>слишком близко.</text:p>
      <text:p text:style-name="P29">За взъерошенной страницей уже не видны быки моста через реку с длинным пустым островком намытого течением песка. <text:span text:style-name="T17">Рыбак с длинной удочкой на краю островка тоже пропадал за белой запоной с нерезкими пятнами слов.</text:span></text:p>
      <text:p text:style-name="P30">Потом страница опадала и оказывалось, что рыбак уже вошёл в течение по щиколотки своих резиновых сапог. Леска согнула хлыст удочки и он выхватил из бурной воды трепыхающийся блеск рыбы. Снял и бросил у себя за спиной, где она продолжила биться на песке. Он снова закинул и, следя за поплавком не <text:s/>увидел речной чайки, что бочком подкрадывается к биению рыбы. Схватив добычу, птица взлетела. Рыбак не видел этого и того, что со стороны моста на чайку спикировала ещё одна такая же. Птицы сшиблись и рыба упала с пятиметровой высоты обратно в воду. Рыбак ничего этого не видел, он упорно следил за поплавком.</text:p>
      <text:p text:style-name="P30">Видел только я, но меня ничто не трогало; я даже не придерживал страницу, чтоб не мешала досмотреть. Я смотрел и видел, что всё это — <text:s/>Ничто. Вся эта переполненная событиями бурлящая жизнь — лишь серия картинок поверх Ничего. Я смотрел, а мог и не смотреть — ничего Ничего не меняло. <text:span text:style-name="T18">Всё утопало в Ничего. Даже всегдашняя боль отступила, её затопило Ничего, от которого мне ничего не надо.</text:span></text:p>
      <text:p text:style-name="P31">Я лежал, как тот протянувшийся островок, вокруг которого журчит и плещет течение жизни, но он знает, что всё это одно и то же полное Ничего.</text:p>
      <text:p text:style-name="P31">Это очень страшное знание. Как с таким жить? Как жить, когда ничего не хочешь и ничего не ждёшь? </text:p>
      <text:p text:style-name="P31">Так что выбор у меня был невелик — или Ира и с нею агония, либо Ничего.</text:p>
      <text:p text:style-name="P31"/>
      <text:p text:style-name="P31">В Конотоп Ира приезжала и одна. <text:span text:style-name="T19">Например, на Владину свадьбу в начале зимы.</text:span></text:p>
      <text:p text:style-name="P32">Он женился на Алле, у которой уже был ребёнок и которая работала в большой столовой.</text:p>
      <text:p text:style-name="P32">Свадьбу тоже устроили в той столовой на окраине города, где останавливается дизель-поезд на Дубовязовку.</text:p>
      <text:p text:style-name="P32">«Живая музыка» включала в себя крепко облысевшего Чепу и, пока ещё, кучерявого Чубу. Владя тоже начал петь с ними по просьбе гостей. Всё было вкусно, громко и весело.</text:p>
      <text:p text:style-name="P32">Но это было на второй день её приезда, а вечером первого дня меня ждали два открытия.</text:p>
      <text:p text:style-name="P32">Во-первых, о скрытых ресурсах человеческого организма. </text:p>
      <text:p text:style-name="P32">Поздно вечером мы с Ирой вышли через веранду в пристроенную комнату. Зимой она не отапливается и туда просто снесены всякие домашние вещи.</text:p>
      <text:p text:style-name="P33">На плечи Ира набросила какую-то из курток с вешалки в кухне. Ей всегда нравилось что-то примерять.</text:p>
      <text:p text:style-name="P33">В комнате среди прочего стояли два старых кресла, ещё с Объекта, с деревянными подлокотниками под жёлтым лаком и мы занялись любовью.</text:p>
      <text:p text:style-name="P33">В такие моменты я не думаю ни о каких агониях...</text:p>
      <text:p text:style-name="P33">Мне показалось, что кончили мы вместе, но Ира, с полузакрытыми глазами, стала стонать:</text:p>
      <text:p text:style-name="P33">- Ещё!.. Ещё!..</text:p>
      <text:p text:style-name="P33">До сих пор я твёрдо знал, что после оргазма нужно отлежаться хотя бы полчаса.</text:p>
      <text:p text:style-name="P33">- Ещё!..</text:p>
      <text:p text:style-name="P33">И я снова встал и мы снова продолжили над свежевыплеснутым семенем на досках пола.</text:p>
      <text:p text:style-name="P33">Это невозможно, но так бывает.</text:p>
      <text:p text:style-name="P33"/>
      <text:p text:style-name="P33">Второе открытие — о белых пятнах в области сознания — случилось, когда мы с Ирой вернулись в гостиную.</text:p>
      <text:p text:style-name="P33">Отец мой уже ушёл в спальню, а моя мать, которая в тот вечер совсем расклеилась, сидела на диване раскинув руки на сиденье, не глядя на включённый телевизор.</text:p>
      <text:p text:style-name="P33">На экран смотрела только Леночка из пока что не разложенного кресла-кровати.</text:p>
      <text:p text:style-name="P33">Свет горел только в гостиной и здесь же негромко бубнил телевизор.</text:p>
      <text:p text:style-name="P33">Моя мать немного поохала и попросила меня с Ирой отвести её в спальню, а то сил больше нет. Мы взяли её под руки с двух сторон и помогли подняться.</text:p>
      <text:p text:style-name="P33"><text:soft-page-break/>Всё так же охая и шаркая тапочками по полу, она, при нашей поддержке, двинулась к двери в <text:s/>тёмную кухню. Так, втроём. Мы миновали середину комнаты <text:span text:style-name="T20">под пятью белыми плафонами люстры, из которых только один рисовал круг желтоватого электрического света на потолке.</text:span></text:p>
      <text:p text:style-name="P34">Когда до двери оставалось метра два, круг вдруг исчез, я оказался посреди темноты, вернее темно не было, потому что я видел, что занимаюсь этим со своей матерью в основной позе нецивилизованных приматов. От ужаса меня встряхнуло разрядом. До выхода на кухню оставался ещё метр пути.</text:p>
      <text:p text:style-name="P34">Я испуганно взглянул на Иру поверх белого платка на голове моей матери. Ира, сосредоточенно сдвинув брови, смотрела на опущенный профиль моей матери и ничего не заметила. Это было видением, но более длительным, чем та секунда бега через греческую ночь.</text:p>
      <text:p text:style-name="P34">Попросив Иру остановиться, я выскочил на кухню и включил там свет. Мы отвели её в спальню и посадили на кровать, где что-то сонно пробормотал мой отец.</text:p>
      <text:p text:style-name="P34">Мы вернулись в гостиную. Я разложил кресло-кровать для Леночки и раздвинул диван для нас.</text:p>
      <text:p text:style-name="P34">Скоро в хате настало сонное царство. </text:p>
      <text:p text:style-name="P34">Только мне по вискам стучало тиканье настенных часов над телевизором. Оно тоже не знало что это было и за что мне такое.</text:p>
      <text:p text:style-name="P34"/>
      <text:p text:style-name="P34">Жомнир, принимая тетрадки с рукописями моих переводов, по-прежнему <text:s/>вскидывал кустистую бровь и начинал читать, вставляя карандашные пометки между широко расставленных строк, хотя и соглашался, что и его варианты — не то.</text:p>
      <text:p text:style-name="P34">- Ваша беда, Сергей, что мова не родной ваш язык. <text:span text:style-name="T21">Вы не впитали её с молоком матери.</text:span></text:p>
      <text:p text:style-name="P35">Я не стал доказывать, что первые месяцы жизни меня прикармливали молоком гуцульских коров.</text:p>
      <text:p text:style-name="P35">Он вышел в свою архивную камеру и вернулся с небольшой книжкой.</text:p>
      <text:p text:style-name="P35">- Рассказы Гуцало... Вот как надо писать.</text:p>
      <text:p text:style-name="P35">Жомнир начал вычитывать оттуда отдельные предложения, прищёлкивая языком в конце особо «красномовных», потом отдал книжечку мне — учиться.</text:p>
      <text:p text:style-name="P36">Я прочёл этот сборник и другие книжечки Гуцало. Что поделать, если меня не цепляют описания перезвона утренней росы на огуречной рассаде?</text:p>
      <text:p text:style-name="P36">(За что, кстати, Есенина тоже не люблю, хотя он и рязанский.)</text:p>
      <text:p text:style-name="P36">К тому же, после «Зачарованной Десны» Гончара в эту тематику соваться стыдно — тут ты обречён на <text:s/>жалкое крохоборство.</text:p>
      <text:p text:style-name="P36">А когда Гуцало начал писать о жизни в городе, то скатился до уровня фейлетонов журнала «Перець». Не спорю, в одном из рассказов он замечает красноватую кирпичную пыль на чёрных телогрейках каменщиков, но эта деталь у него ни к чему не пристёгнута. Болтается как вялый в необъятной.</text:p>
      <text:p text:style-name="P36">Детали должны работать на конструкцию в целом.</text:p>
      <text:p text:style-name="P36">Созвездие Южного Креста и рыжие волосы доктора под фонарём на пустой палубе исподволь готовят читателя, что в «Дожде» Моэм расскажет о столкновении проституции и священослужительства.</text:p>
      <text:p text:style-name="P37">Но Жомниру виднее и я начал восполнять недостатки молочного питания в моём младенчестве ликвидацией своей безграмотности в украинской литературе.</text:p>
      <text:p text:style-name="P37">На обложке тонкой тетрадки я написал «Укр. Лит-ра» и прочитал все книги на украинском языке с двух длинных полок в библиотеке Клуба КПВРЗ, записывая в тетрадку имена авторов и названия их творений.</text:p>
      <text:p text:style-name="P37">Тут и Леся Украинка со своей мамой Олёной Пчёлкой, и Панас Мирный с его волами, и великий Кобзар, и Вовчок, и Франко, и Янковский (кумир Жомнира) и много кого ещё в алфавитном порядке. Про некоторых даже сам Жомнир знал лишь из обзорных лекций в свои студенческие годы.</text:p>
      <text:p text:style-name="P37">Просеяв всё это сквозь решето и сито внимательного чтения, могу сказать, что в плане <text:soft-page-break/>художественной ценности большинство из них не потянули сотворить что-либо превосходящее <text:span text:style-name="T22">уровень фразы </text:span>«Мороз крепчал» из рассказа Чехова про писательницу-надомницу.</text:p>
      <text:p text:style-name="P37">Украинская народная пословица гласит «где нет соловья, будешь слушать и воробья». </text:p>
      <text:p text:style-name="P38">Во всех странах Европы есть писатели, давайте и у себя заведём. Заводные так и остались пересказчиками европейских мод, за что честь им и хвала — родная мова печатается на бумаге; но это уже политика, а я говорю о литературе.</text:p>
      <text:p text:style-name="P38">В <text:span text:style-name="T24">украинской </text:span>литературе всего трое не ударят лицом в грязь перед <text:span text:style-name="T24">мировыми </text:span>стандартами.</text:p>
      <text:p text:style-name="P39">Поэт Кандыба, он же Олесь, <text:span text:style-name="T23">который столько</text:span> лет ходи<text:span text:style-name="T23">л</text:span> по колено в крови на киевской бойне <text:span text:style-name="T23">и</text:span> при этом писал <text:span text:style-name="T24">мировые</text:span> стихи.</text:p>
      <text:p text:style-name="P40">Писатель Василь Стефáник.</text:p>
      <text:p text:style-name="P40">Писатель Лесь Мартóвич.</text:p>
      <text:p text:style-name="P40">Мастер знает что хочет сказать и умеет сказать это. Остальные просто динькают валдайскими колокольчиками в попытке изобразить новомодные вальсы Штрауса, которые тот пишет к восторгу и восхищению приличной европейской публики.</text:p>
      <text:p text:style-name="P40"/>
      <text:p text:style-name="P40">Так что после работы мне было чем заниматься.</text:p>
      <text:p text:style-name="P40"/>
      <text:p text:style-name="P41">Из электрички тоже получился неплохой рабочий кабинет. Полтора часа — то огромный кус времени. Поэтому по пятницам я выходил на работу с портфелем, а после работы, в вагоне электрички, доставал из него тонкую тетрадь, ручку и томик рассказов Моэма на английском языке.</text:p>
      <text:p text:style-name="P41">Склоняясь над страницей <text:span text:style-name="T25">плотных строчек </text:span>из чёрных значков <text:span text:style-name="T25">шрифта, я оказывался в густой ласковой ночи экзотических южных морей, <text:s/>где ароматы цветущих джунглей разносятся за много миль от островов; вынырнув оттуда с парой корявых строк для тетрадки, я укладывал добычу в арифметические клеточки и погружался вновь.</text:span></text:p>
      <text:p text:style-name="P42">Там я снова брёл по песку пляжа вдоль белопенного даже ночью прибоя <text:s/>и заторможено взглядывал через стекло окна... Приостёрный?.. Так быстро? Следующая Нежин.</text:p>
      <text:p text:style-name="P42">Это было вкусное время.</text:p>
      <text:p text:style-name="P42"/>
      <text:p text:style-name="P42">Раскрытые тетрадка с книгой не помещались на портфеле, но проблеме письменного стола нашлось элегантное решение.</text:p>
      <text:p text:style-name="P42">Переодевшись после работы, я вынимал из шкафчика кусок фанеры, что служил там полкой для головных уборов. Кусок фанеры 50х60см подмышкой не бросается в глаза и не мешает движению пешеходов.</text:p>
      <text:p text:style-name="P42">По прибытии в Нежин письменный стол отлично умещался в ячейке автоматической камеры хранения, а портфель ехал на Красных партизан, <text:span text:style-name="T26">там в узкой спальне рядом с окном был стол под тюлевой скатертью, на котором стояло старое трюмо, но места хватало.</text:span></text:p>
      <text:p text:style-name="P43">Расходы на хранение фанеры в ячейке составляли 30 коп.; 15 коп. — <text:s/>чтобы установить шифр внутри дверцы и захлопнуть её, <text:s text:c="2"/>15 коп. — <text:s/>чтобы открыть, набрав шифр с наружной стороны.</text:p>
      <text:p text:style-name="P43">Один раз на обратном пути ячейку заклинило. В таких случаях её вскрывает дежурная по вокзалу ключом и в присутствии дежурного милиционера. Он спросил у меня какие вещи там поставлены. Чтобы не напрягать мужика, я даже и не заикнулся про стол, так он и в кусок фанеры не поверил! Когда дежурная открыла, а я вытащил эти 50х60см и отошёл, он ещё долго <text:s/>заглядывал в пыльную пустоту ячейки. Как говорит наш бригадир, Микола Хижняк — «зазирав, як сорока у кiстку».</text:p>
      <text:p text:style-name="P43"/>
      <text:p text:style-name="P43">А иногда в портфеле я привозил ещё и вещи для стирки, потому что Ира так сказала. Мне это приятно было, это как бы делало нас семьёй, пусть даже и в тёщиной стиральной машинке.</text:p>
      <text:p text:style-name="P43">А вот первый семейный праздник у нас не удался.</text:p>
      <text:p text:style-name="P43">Когда тебе исполнился ровно год и я пригласил Иру сходить в ресторан, она отказалась, <text:soft-page-break/>потому что Гаина Михайловна была против хождений по ресторанам.</text:p>
      <text:p text:style-name="P43">Ира немного колебалась — идти, или нет? Ноя так и не смог её уговорить из-за своего косноязычия.</text:p>
      <text:p text:style-name="P43">Чаще всего оно на меня нападает в бытовых ситуациях — не умею объяснять того, что и так понятно.</text:p>
      <text:p text:style-name="P43">- Да, ну, пойдём, чё ты.</text:p>
      <text:p text:style-name="P44">Тогда как стоящая рядом тёща аргументировано доказывает, что для выхода в ресторан нужно готовиться два дня.</text:p>
      <text:p text:style-name="P44">- Ну, чё ты, пойдём, да.</text:p>
      <text:p text:style-name="P44">А сказать, что это же у дочки самый первый день рождения в жизни и что такое не повторится уже никогда, а экспромты бывают даже лучше спланированных мероприятий — на такое у меня язык не поворачивается.</text:p>
      <text:p text:style-name="P44">Это только на отвлечённые темы я за словом в карман не лезу.</text:p>
      <text:p text:style-name="P44">Когда Брежнев в первый и последний раз проезжал через Конотоп на поезде, там на месяц раньше срока поставили жестяный щит выше самого Вокзала, а на нём гигантским Ум, Честь и Совесть со звёздами Героя Советского Союза на пиджаке. Вот глянет из окна проходящего поезда из трёх вагонов и увидит как гигантски Его тут любят.</text:p>
      <text:p text:style-name="P44">Вокзал за два часа заранее оцепили милиционерами за триста метров во все стороны, хоть этот поезд пройдёт без остановки.</text:p>
      <text:p text:style-name="P44">Меня забыли предупредить и я шёл с Посёлка вдоль путей, пока сержант милиции не остановил и не сказал, что на Вокзал нельзя.</text:p>
      <text:p text:style-name="P44">Ладно, говорю, мне Вокзал без надобности, я на Переезд иду — вон по той служебной дорожке обогну, чтобы джинсы об мазутные рельсы не пачкать.</text:p>
      <text:p text:style-name="P44">Хлопцу в милицейской форме Брежнев был точно так же до фени, как и мне. Однако, с учётом сопутствующих обстоятельств — человек без формы пытается что-то доказать человеку в форме, у которого, к тому же, приказ — <text:span text:style-name="T27">он изадал мне абсолютно обоснованный вопрос:</text:span></text:p>
      <text:p text:style-name="P44">- <text:span text:style-name="T27">Ты что — больной?</text:span></text:p>
      <text:p text:style-name="P45">И тогда, гордо приосанившись, я выдал:</text:p>
      <text:p text:style-name="P45">- Я неизлечимо болен жизнью!</text:p>
      <text:p text:style-name="P45">Во сказанул — аж самому понравилось! Сержант, от восхищения, не нашёлся чем ответить, но всё равно не пропустил.</text:p>
      <text:p text:style-name="P45"/>
      <text:p text:style-name="P45">Так что семейный праздник я отмечал в одиночку, хотя Ира и Гаина Михайловна дуэтом предрекали, что ничего хорошего из этого не выйдет.</text:p>
      <text:p text:style-name="P45">И, таки, не вышло.</text:p>
      <text:p text:style-name="P45">В «Полесье» мне насилу дали стопку водки — последняя, говорят, а коньяк даём только бутылкой. Но я же не алкаш, чтоб столько в одиночку на грудь принять.</text:p>
      <text:p text:style-name="P45">Ограничился стопкой водки под размышления о том, что меньше надо спорить с матерями и что в условиях матриархата между тёщей и официанткой наверняка имеется система сообщающихся сосудов.</text:p>
      <text:p text:style-name="P45">«Чайка» от Красных партизан подальше отстоит и там мне удалось купить бутылку шампанского, которое я закусил салатом из петрушки.</text:p>
      <text:p text:style-name="P45">А на обратном пути шампанское ударило мне в мочевой пузырь. </text:p>
      <text:p text:style-name="P45">В то время — чтобы уклониться от неизбежного — я старался всё делать правильно. Это было чем-то вроде страховки — не может же жена изменить праведнику; <text:span text:style-name="T28">во всяком случае, давало робкую надежду</text:span>.</text:p>
      <text:p text:style-name="P46">Мочиться на тротуар — неправильно, поэтому я пошёл в туалет на базаре.</text:p>
      <text:p text:style-name="P46">Ворота базара оказались давно уже запертыми и мне пришлось перелезть через них.</text:p>
      <text:p text:style-name="P46">Это тоже не совсем правильно, но в темноте не очень заметно.</text:p>
      <text:p text:style-name="P46">К тому моменту, когда в углу безлюдного и тёмного базара я подошёл к железной двери в туалет, на ней уже стояла надпись мелом «Ремонт». А шампанскому стало настолько <text:soft-page-break/>невмоготу, что пришлось излить негодование по поводу диктатуры сообщающихся сосудом на ту же дверь, но надпись я не трогал.</text:p>
      <text:p text:style-name="P46">Ну, и кто бы сомневался, что спускаясь по трубам ворот я был встречен нарядом милиции.</text:p>
      <text:p text:style-name="P46">Добро пожаловать на родную землю.</text:p>
      <text:p text:style-name="P46">Конечно, они не поверили, что кто-то пойдёт искать туалет, когда вокруг столько тротуара в темноте. Меня отвезли в вытрезвитель.</text:p>
      <text:p text:style-name="P46">Тамошний врач для проверки моей стадии опьянения предложил выполнить несколько приседания.</text:p>
      <text:p text:style-name="P46">- Пятки вместе — носки врозь?- уточнил я, просто чтоб пообщаться.</text:p>
      <text:p text:style-name="P46">Но этот капилляр усложнил задачу и пришлось приседать со сдвинутыми ступнями.</text:p>
      <text:p text:style-name="P46">Врач спросил сколько и чего я выпил, <text:span text:style-name="T29">получил чёткую информацию, пожал плечами и передал меня лейтенанту.</text:span></text:p>
      <text:p text:style-name="P47">Тот спросил меня о месте работы и, узнав что я не местный, взял номер моей тёщи и позвонил Гаине Михайловне для опознания моего голоса по телефону.</text:p>
      <text:p text:style-name="P47">Потом мне просто указали на дверь, отказавшись хоть немного подвезти, а то вообще прикроют, если много буду варнякать.</text:p>
      <text:p text:style-name="P47">Так, несмотря на жёсткое противодействие женского начала и его приспешников, твой первый день рождения всё-таки стал неповторимым и единственным случаем, когда я попадал в вытрезвитель.</text:p>
      <text:p text:style-name="P47"/>
      <text:p text:style-name="P49">Развитие наших с Ирой отношений шло постепенно и совершенно предсказуемо.</text:p>
      <text:p text:style-name="P49">На первых порах, когда я приезжал после рабочей недели в Нежин и взволнованно нажимал кнопку звонка, Ира сразу открывала мне дверь, я обнимал её в прихожей и мы целовались.</text:p>
      <text:p text:style-name="P49">Она даже смазывала глицерином мои запястья с потрескавшейся от мороза кожей.</text:p>
      <text:p text:style-name="P49">- Ну, какой же ты дурачок!- говорила она и мне было очень приятно, хотя и больно.</text:p>
      <text:p text:style-name="P49">На следующем этапе мы перестали целоваться.</text:p>
      <text:p text:style-name="P49">Ещё позднее вместо объятий обходились <text:s/>дежурными:</text:p>
      <text:p text:style-name="P49">- Как ты?</text:p>
      <text:p text:style-name="P49">- Нормально.</text:p>
      <text:p text:style-name="P49">И это правильно — что-то же надо говорить.</text:p>
      <text:p text:style-name="P49">Отношения на этом не остановились и дверь мне начали открывать её родители. Тесть, в основном.</text:p>
      <text:p text:style-name="P49">Иногда мне уже приходилось звонить в дверь дважды.</text:p>
      <text:p text:style-name="P49">В зимы, когда состояние кожи моих рук не вызывало интереса, я перестал их обмораживать. Опытнее стал должно быть, или кожа поняла, что глицерина ей всё равно не дождаться.</text:p>
      <text:p text:style-name="P49"/>
      <text:p text:style-name="P49">При нашем последнем поцелуе в прихожей я сразу понял, что что-то не так. Отняв губы, Ира как-то по виноватому изогнула шею и от неё пахнýло пóтом лисицы. <text:s/>Я никогда не нюхал лисьих самок, но моментально определил — лисою пахнет.</text:p>
      <text:p text:style-name="P49">Позднее в тот приезд она мне рассказала, что была дома одна, <text:span text:style-name="T31">в дверь позвонили и это оказался какой-то её одноклассник, он на кухне упал перед нею ниц, обнимал и целовал её колени, но она велела ему уйти и ничего не было.</text:span></text:p>
      <text:p text:style-name="P50">У меня, конечно, случился очередной приступ агонии, но я до онемения зажал зубами неправильно стучащее сердце и стал жить дальше. </text:p>
      <text:p text:style-name="P50"/>
      <text:p text:style-name="P50">Из прихожей я направлялся в ванную, помыть руки, а оттуда в гостиную — сказать всем «добрый вечер» и сесть за большой стол придвинутый к подоконнику.</text:p>
      <text:p text:style-name="P50">Посреди стола стоял телевизор, но на клеёнке оставалось достаточно места для тарелки, вилки и хлебницы, чтобы я поужинал.</text:p>
      <text:p text:style-name="P50">Экран я не загораживали и никому не мешал; разве что эстетически — демонстрацией своего жующего профиля слева от телевизора.</text:p>
      <text:p text:style-name="P50">Потом я относил посуду на кухню и мыл её. А заодно и ту, что осталась от обеда и общего <text:soft-page-break/>ужина в этот день. Мыть посуду я не стыдился даже когда на кухню заходил Ваня, Тонин муж. Наоборот, я был горд, что Гаина Михайловна мне доверяет, после пары придирчивых проверок качества результата.</text:p>
      <text:p text:style-name="P50">Посуду я мыл в большой миске, поставив её в раковину. Воду для мытья приходилось нагревать в чайнике на газовой плите, потому что в титане греть слишком долго и надо дрова нести из подвала.</text:p>
      <text:p text:style-name="P50">Цивилизация тогда ещё не докатилась до моющих средств с тому подобным, так что я использовал большой кусок марли, которую намыливал хозяйственным мылом. Ну, а полоскал, конечно, под краном. Всё по технологии, которую показала Гаина Михайловна.</text:p>
      <text:p text:style-name="P50">Мне даже нравилось мыть посуду, особенно когда смотришь на синий цвет горящего газа под чайником.</text:p>
      <text:p text:style-name="P50">Ещё мне доверяли выбивать ковёр с пола в гостиной.</text:p>
      <text:p text:style-name="P50">Он был очень потёртый, так что и бить не жалко. Иногда Ира выходила во двор, где я его мутузил, и говорила, что хватит уже, а то соседей по дому жалко. А Гаина Михайловна однажды сказала, что по метод<text:span text:style-name="T32">у</text:span> моего выбивания сразу виден переводчик. <text:span text:style-name="T32">Не представляю, где она видела переводчиков выбивающих ковёр.</text:span></text:p>
      <text:p text:style-name="P51">Иногда я сам вызывался что-нибудь сделать. Один раз Гаина Михайловна очень переживала, что её сын Игорь попал в Киеве в госпиталь по болезни, а она не может поехать и узнать как он и я предложил, что съезжу.</text:p>
      <text:p text:style-name="P51">Игорь очень удивился и никак не мог поверить, что в Киеве у меня нет других целей кроме как навестить его. Четыре часа в электричке ради разговора с шурином, с которым не знаю о чём говорить. Если б я ему сказал, что у меня имелся, таки, свой интерес и за эти четыре часа я наконец-то прочитал «Путешествие из Петербурга в Москву» Радищева ему полегчало бы?</text:p>
      <text:p text:style-name="P51">Потом пришлось долго рассказывать тёще как выглядит её сын, а выглядел он вполне нормально, но как монах. В этом офицерском госпитале всем выдают длинные синие халаты, а фуражки не забирают; <text:span text:style-name="T33">дивное получается сочетание в одежде, особенно если смотреть как пара пациентов гуляет вдоль аллеи — синие рясы и кокарды надо лбом. Особый орден: монахи-фуражканцы.</text:span></text:p>
      <text:p text:style-name="P51"/>
      <text:p text:style-name="P52">Но наибольшее доверие мне оказали при покраске полов квартиры красной краской. Не в один присест, конечно, потому что и во время ремонта где-то надо жить. Так, за пару приездов. А кухню и прихожую Иван Алексеевич красил в моё отсутствие.</text:p>
      <text:p text:style-name="P52">Он мне очень помог, когда я решил сделать книжные полки в виде широкой этажерки, которая полностью разбиралась бы; для нашей будущей семейной библиотеки. </text:p>
      <text:p text:style-name="P52">В ней уже собрались десять томов Словаря Украинской Мовы. Его продавали только подписчикам, но многие потом не захотели и магазин выставлял тома отказников на продажу. А на четырёхтомник Квитки-Основьяненко я успел подписаться. Кроме того были книги на английском и просто разнобой из книжных магазинов.</text:p>
      <text:p text:style-name="P52"/>
      <text:p text:style-name="P52">В СМП-615 подходящего материала для полок не оказалось и тогда я попросил тестя, чтоб мне прострогали рейки в мастерской его хлебокомбината и список дал с размерами.</text:p>
      <text:p text:style-name="P52">Он когда привёз их в связке и поставил в прихожей, то начал мне доказывать, что ничего не выйдет; потом ещё и Иру позвал, говорит:</text:p>
      <text:p text:style-name="P52">- Сама посмотри — разве из такого полки получатся?</text:p>
      <text:p text:style-name="P53">Действительно, они казались слишком тонкими, но, прежде чем дать заказ, я долго обдумывал, чтоб полки получились лёгкими и прочными.</text:p>
      <text:p text:style-name="P53">Материал, конечно, отвёз на Декабристов 13 — в Нежине нет ни условий, ни инструмента для такого дела.</text:p>
      <text:p text:style-name="P53">И когда я нарезал шипы на рейках, выдолбил гнёзда и посадил на казеиновый клей, а потом ещё прошкурил и лаком покрыл, то полки даже моему отцу понравились. Вот только Ира, когда в Конотоп приезжала никак не отреагировала — ну, полки, как полки.</text:p>
      <text:p text:style-name="P53">А Иван Алексеевич не виноват, что ошибся в прогнозах — ему, наверно, рабочий в той <text:soft-page-break/>строгальной мастерской сказал, что невозможно, вот он и стал повторять.</text:p>
      <text:p text:style-name="P53"/>
      <text:p text:style-name="P53">Но потом мой маршрут в доме родителей Иры стал ещё короче.</text:p>
      <text:p text:style-name="P53">Один раз тесть мне долго не открывал и, заходя в в прихожую, я услышал шум скандала. В семьях они случаются.</text:p>
      <text:p text:style-name="P53">Вон Ваня на повышенных тонах в гостиной раздаётся; Тоня с заплаканным лицом промелькнула на кухню и обратно; ещё голоса вмешиваются. Ира показалась из-за двери в гостиную:</text:p>
      <text:p text:style-name="P53">- Я хлеб поставила, остальное сам положи.</text:p>
      <text:p text:style-name="P53">И скрылась опять — пререкаться с Ваней.</text:p>
      <text:p text:style-name="P53">Ради моего появления <text:s/>театр боевых действий перенёсся в спальню Тониной семьи. В гостиной только слышно, что Ваня там в углу занял круговую оборону, а тёща, тесть и золовка по очереди и хором выкрикивали ему у кого что наболело. <text:span text:style-name="T34">К словам я не прислушивался, но различал, что Ваня отвечает короткими очередями, по бандеровски.</text:span></text:p>
      <text:p text:style-name="P54">Иногда атакующие выбегали в гостиную — вспомнить чего ещё не высказали, и снова бросались в гущу боя. За исключением Тони, которая спальню не покидала, а монотонно гнула там свою линию. Я хоть туда не заглядывал, но всё и так понятно было — семейные скандалы не блещут разнообразием диспозиции.</text:p>
      <text:p text:style-name="P54">И всё это бурлило на фоне воплей бунтующих дехкан в Центральной Азии, потому что по телевизору шёл сериал «Человек меняет кожу», где они метались от одного края экрана к другому. Отсюда и голоса. Потом они настолько обнаглели, что выскочили из телевизора и продолжили свою беготню по клеёнке стола. Воспользовались моментом, пока зрители отвлеклись на личные разборки в спальне.</text:p>
      <text:p text:style-name="P54">Но мне-то известно, что от этого телевизора чего угодно можно ожидать.</text:p>
      <text:p text:style-name="P54">Однажды в воскресенье тёща приготовила суп из голой кости и мою тарелку рядом с ним поставила, а там тогда какой-то мафиозный клан заставил судью с собой покончить. Вот он пулю себе в висок пустил и мозги мне прямо в тарелку — плюх!</text:p>
      <text:p text:style-name="P54">А тёща рядом стоит для контроля — проявлю ли я правильное уважение её стряпне. Куда денешься? Пришлось хлебать с пылу, с жару.</text:p>
      <text:p text:style-name="P54"/>
      <text:p text:style-name="P54">Но <text:span text:style-name="T35">никто не уйдёт от</text:span> возмездия и теперь, <text:span text:style-name="T35">безнаказанно </text:span>пользуясь <text:span text:style-name="T35">моментом, </text:span><text:s/>что мы с ним один на один, я <text:s/>— щёлк! — и на другой канал <text:span text:style-name="T35">его</text:span>. </text:p>
      <text:p text:style-name="P55">Оказалось самое оно — скрипичный квартет камерной музыки.</text:p>
      <text:p text:style-name="P55">Но тут тесть из спальни выскочил на подзарядку. И чует — что-то оно его не стимулирует, как ожидалось. </text:p>
      <text:p text:style-name="P55">Ему не сразу дошло, что это виолончель. Но причём виолончель к Центральной Азии?</text:p>
      <text:p text:style-name="P55">А когда понял — на прежний канал перебросил. Дехкане ему оттуда дружным хором:</text:p>
      <text:p text:style-name="P55">- Ала-ла-а!!!</text:p>
      <text:p text:style-name="P55">Он глотнул, как живящий глоток, и, с пополненным боезапасом — снова ринулся в бой. </text:p>
      <text:p text:style-name="P55"/>
      <text:p text:style-name="P55">Вот с тех пор, после прихожей и ванной, я прямиком на кухню. Сам себе положу и ужинаю. В холодильник не заглядываю, чтобы Гаина Михайловна потом Ире тихие выговоры не делала.</text:p>
      <text:p text:style-name="P55">По ходу ужина и ты на кухню прибегаешь, начинаешь что-то говорить на своём, пока ещё не очень понятном языке...</text:p>
      <text:p text:style-name="P55">Впрочем, это я опять вперёд забеж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09:08:58.991738763</dc:date>
    <dc:creator>sehrguey </dc:creator>
    <meta:editing-duration>PT1H23M2S</meta:editing-duration>
    <meta:editing-cycles>11</meta:editing-cycles>
    <meta:generator>LibreOffice/4.3.3.2$Linux_x86 LibreOffice_project/430m0$Build-2</meta:generator>
    <meta:document-statistic meta:table-count="0" meta:image-count="0" meta:object-count="0" meta:page-count="16" meta:paragraph-count="382" meta:word-count="8258" meta:character-count="52189" meta:non-whitespace-character-count="44128"/>
  </office:meta>
</office:document-meta>
</file>